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_Jan_16_CSV_V1_2016-02-19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rganisation Name</text:p>
          </table:table-cell>
          <table:table-cell office:value-type="string" table:style-name="ce1">
            <text:p>Organisation Type</text:p>
          </table:table-cell>
          <table:table-cell office:value-type="string" table:style-name="ce1">
            <text:p>Main, parent or sponsoring department</text:p>
          </table:table-cell>
          <table:table-cell office:value-type="string" table:style-name="ce1">
            <text:p>Payroll staff AO/AA Headcount</text:p>
          </table:table-cell>
          <table:table-cell office:value-type="string" table:style-name="ce1">
            <text:p>Payroll staff AO/AA Full-time Equivalent</text:p>
          </table:table-cell>
          <table:table-cell office:value-type="string" table:style-name="ce1">
            <text:p>Payroll staff EO Headcount</text:p>
          </table:table-cell>
          <table:table-cell office:value-type="string" table:style-name="ce1">
            <text:p>Payroll staff EO Full-time Equivalent</text:p>
          </table:table-cell>
          <table:table-cell office:value-type="string" table:style-name="ce1">
            <text:p>Payroll staff SEO/HEO Headcount</text:p>
          </table:table-cell>
          <table:table-cell office:value-type="string" table:style-name="ce1">
            <text:p>Payroll staff SEO/HEO Full-time Equivalent</text:p>
          </table:table-cell>
          <table:table-cell office:value-type="string" table:style-name="ce1">
            <text:p>Payroll staff Grade 6/7 Headcount</text:p>
          </table:table-cell>
          <table:table-cell office:value-type="string" table:style-name="ce1">
            <text:p>Payroll staff Grade 6/7 Full-time Equivalent</text:p>
          </table:table-cell>
          <table:table-cell office:value-type="string" table:style-name="ce1">
            <text:p>Payroll staff SCS Headcount</text:p>
          </table:table-cell>
          <table:table-cell office:value-type="string" table:style-name="ce1">
            <text:p>Payroll staff SCS Full-time Equivalent</text:p>
          </table:table-cell>
          <table:table-cell office:value-type="string" table:style-name="ce1">
            <text:p>Payroll staff Other, unknown or unspecified Headcount</text:p>
          </table:table-cell>
          <table:table-cell office:value-type="string" table:style-name="ce1">
            <text:p>Payroll staff Other, unknown or unspecified Full-time Equivalent</text:p>
          </table:table-cell>
          <table:table-cell office:value-type="string" table:style-name="ce1">
            <text:p>Payroll staff Total Employees Headcount</text:p>
          </table:table-cell>
          <table:table-cell office:value-type="string" table:style-name="ce1">
            <text:p>Payroll staff Total Employees Full-time Equivalent</text:p>
          </table:table-cell>
          <table:table-cell office:value-type="string" table:style-name="ce1">
            <text:p>Non-payroll Staff Agency staff (clerical/admin) Headcount</text:p>
          </table:table-cell>
          <table:table-cell office:value-type="string" table:style-name="ce1">
            <text:p>Non-payroll Staff Agency staff (clerical/admin) Full-time Equivalent</text:p>
          </table:table-cell>
          <table:table-cell office:value-type="string" table:style-name="ce1">
            <text:p>Non-payroll Staff Intermin Managers Headcount</text:p>
          </table:table-cell>
          <table:table-cell office:value-type="string" table:style-name="ce1">
            <text:p>Non-payroll Staff Interim Managers Full-time Equivalent</text:p>
          </table:table-cell>
          <table:table-cell office:value-type="string" table:style-name="ce1">
            <text:p>Non-payroll Staff Specialist Contractors Headcount</text:p>
          </table:table-cell>
          <table:table-cell office:value-type="string" table:style-name="ce1">
            <text:p>Non-payroll Staff Specialist Contractors Full-time Equivalent</text:p>
          </table:table-cell>
          <table:table-cell office:value-type="string" table:style-name="ce1">
            <text:p>Non-payroll Staff Consultants/Consultancy Headcount</text:p>
          </table:table-cell>
          <table:table-cell office:value-type="string" table:style-name="ce1">
            <text:p>Non-payroll Staff Consultants/Consultancy Full-time Equivalent</text:p>
          </table:table-cell>
          <table:table-cell office:value-type="string" table:style-name="ce1">
            <text:p>Non-payroll Staff Total Employees Headcount</text:p>
          </table:table-cell>
          <table:table-cell office:value-type="string" table:style-name="ce1">
            <text:p>Non-payroll Staff Total Employees Full-time Equivalent</text:p>
          </table:table-cell>
          <table:table-cell office:value-type="string" table:style-name="ce1">
            <text:p>Grand Total (workforce numbers) Headcount</text:p>
          </table:table-cell>
          <table:table-cell office:value-type="string" table:style-name="ce1">
            <text:p>Grand Total (workforce numbers) Full-time Equivalent</text:p>
          </table:table-cell>
          <table:table-cell office:value-type="string" table:style-name="ce1">
            <text:p>Payroll Staff Costs Salary</text:p>
          </table:table-cell>
          <table:table-cell office:value-type="string" table:style-name="ce1">
            <text:p>Payroll Staff Costs Allowances</text:p>
          </table:table-cell>
          <table:table-cell office:value-type="string" table:style-name="ce1">
            <text:p>Payroll Staff Costs Non-consolidated performance payments</text:p>
          </table:table-cell>
          <table:table-cell office:value-type="string" table:style-name="ce1">
            <text:p>Payroll Staff Costs Overtime</text:p>
          </table:table-cell>
          <table:table-cell office:value-type="string" table:style-name="ce1">
            <text:p>Payroll Staff Costs Employer pension contributions</text:p>
          </table:table-cell>
          <table:table-cell office:value-type="string" table:style-name="ce1">
            <text:p>Payroll Staff Costs Employer national insurance contributions</text:p>
          </table:table-cell>
          <table:table-cell office:value-type="string" table:style-name="ce1">
            <text:p>Payroll Staff Costs Total paybill for payroll staff</text:p>
          </table:table-cell>
          <table:table-cell office:value-type="string" table:style-name="ce1">
            <text:p>Non-payroll Staff Total cost of contingent labour: agency (clerical and admin) staff, interim managers and specialist contractors</text:p>
          </table:table-cell>
          <table:table-cell office:value-type="string" table:style-name="ce1">
            <text:p>Non-payroll Staff Total cost of consultants/consultancy</text:p>
          </table:table-cell>
          <table:table-cell office:value-type="string" table:style-name="ce1">
            <text:p>Non-payroll Staff Total non-payroll (CCL) staff costs</text:p>
          </table:table-cell>
          <table:table-cell office:value-type="string" table:style-name="ce1">
            <text:p>Grand Total paybill/staffing (payroll and non-payroll) costs</text:p>
          </table:table-cell>
          <table:table-cell office:value-type="string" table:style-name="ce1">
            <text:p>Comments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Department for Work &amp; Pensions</text:p>
          </table:table-cell>
          <table:table-cell office:value-type="string" table:style-name="ce1">
            <text:p>Ministerial Department</text:p>
          </table:table-cell>
          <table:table-cell office:value-type="string" table:style-name="ce1">
            <text:p>Department for Work &amp; Pensions</text:p>
          </table:table-cell>
          <table:table-cell office:value-type="float" office:value="38707" table:style-name="ce1">
            <text:p>38707</text:p>
          </table:table-cell>
          <table:table-cell office:value-type="float" office:value="33016.31" table:style-name="ce1">
            <text:p>33016.31</text:p>
          </table:table-cell>
          <table:table-cell office:value-type="float" office:value="34608" table:style-name="ce1">
            <text:p>34608</text:p>
          </table:table-cell>
          <table:table-cell office:value-type="float" office:value="30517.88" table:style-name="ce1">
            <text:p>30517.88</text:p>
          </table:table-cell>
          <table:table-cell office:value-type="float" office:value="8884" table:style-name="ce1">
            <text:p>8884</text:p>
          </table:table-cell>
          <table:table-cell office:value-type="float" office:value="8466.17" table:style-name="ce1">
            <text:p>8466.17</text:p>
          </table:table-cell>
          <table:table-cell office:value-type="float" office:value="2176" table:style-name="ce1">
            <text:p>2176</text:p>
          </table:table-cell>
          <table:table-cell office:value-type="float" office:value="2112.4299999999998" table:style-name="ce1">
            <text:p>2112.43</text:p>
          </table:table-cell>
          <table:table-cell office:value-type="float" office:value="216" table:style-name="ce1">
            <text:p>216</text:p>
          </table:table-cell>
          <table:table-cell office:value-type="float" office:value="214.14" table:style-name="ce1">
            <text:p>214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591" table:style-name="ce1">
            <text:p>84591</text:p>
          </table:table-cell>
          <table:table-cell office:value-type="float" office:value="74326.929999999993" table:style-name="ce1">
            <text:p>74326.93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85125" table:style-name="ce1">
            <text:p>85125</text:p>
          </table:table-cell>
          <table:table-cell office:value-type="float" office:value="74860.929999999993" table:style-name="ce1">
            <text:p>74860.93</text:p>
          </table:table-cell>
          <table:table-cell office:value-type="float" office:value="147676828.19999999" table:style-name="ce1">
            <text:p>147676828.2</text:p>
          </table:table-cell>
          <table:table-cell office:value-type="float" office:value="2576398.2200000002" table:style-name="ce1">
            <text:p>2576398.22</text:p>
          </table:table-cell>
          <table:table-cell office:value-type="float" office:value="465164.97" table:style-name="ce1">
            <text:p>465164.97</text:p>
          </table:table-cell>
          <table:table-cell office:value-type="float" office:value="3323649.52" table:style-name="ce1">
            <text:p>3323649.52</text:p>
          </table:table-cell>
          <table:table-cell office:value-type="float" office:value="30791592.280000001" table:style-name="ce1">
            <text:p>30791592.28</text:p>
          </table:table-cell>
          <table:table-cell office:value-type="float" office:value="9488151.1500000004" table:style-name="ce1">
            <text:p>9488151.15</text:p>
          </table:table-cell>
          <table:table-cell office:value-type="float" office:value="194321784.34999999" table:style-name="ce1">
            <text:p>194321784.4</text:p>
          </table:table-cell>
          <table:table-cell office:value-type="float" office:value="4009055" table:style-name="ce1">
            <text:p>4009055</text:p>
          </table:table-cell>
          <table:table-cell office:value-type="float" office:value="254878.57" table:style-name="ce1">
            <text:p>254878.57</text:p>
          </table:table-cell>
          <table:table-cell office:value-type="float" office:value="4263933.57" table:style-name="ce1">
            <text:p>4263933.57</text:p>
          </table:table-cell>
          <table:table-cell office:value-type="float" office:value="198585717.91999999" table:style-name="ce1">
            <text:p>198585717.9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Health and Safety Executive</text:p>
          </table:table-cell>
          <table:table-cell office:value-type="string" table:style-name="ce1">
            <text:p>Crown Non Departmental Public Body</text:p>
          </table:table-cell>
          <table:table-cell office:value-type="string" table:style-name="ce1">
            <text:p>Department for Work and Pensions</text:p>
          </table:table-cell>
          <table:table-cell office:value-type="float" office:value="419" table:style-name="ce1">
            <text:p>419</text:p>
          </table:table-cell>
          <table:table-cell office:value-type="float" office:value="365.27" table:style-name="ce1">
            <text:p>365.27</text:p>
          </table:table-cell>
          <table:table-cell office:value-type="float" office:value="446" table:style-name="ce1">
            <text:p>446</text:p>
          </table:table-cell>
          <table:table-cell office:value-type="float" office:value="412.38" table:style-name="ce1">
            <text:p>412.38</text:p>
          </table:table-cell>
          <table:table-cell office:value-type="float" office:value="1430" table:style-name="ce1">
            <text:p>1430</text:p>
          </table:table-cell>
          <table:table-cell office:value-type="float" office:value="1343.14" table:style-name="ce1">
            <text:p>1343.14</text:p>
          </table:table-cell>
          <table:table-cell office:value-type="float" office:value="443" table:style-name="ce1">
            <text:p>443</text:p>
          </table:table-cell>
          <table:table-cell office:value-type="float" office:value="418.3" table:style-name="ce1">
            <text:p>418.3</text:p>
          </table:table-cell>
          <table:table-cell office:value-type="float" office:value="25" table:style-name="ce1">
            <text:p>25</text:p>
          </table:table-cell>
          <table:table-cell office:value-type="float" office:value="24.41" table:style-name="ce1">
            <text:p>24.41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2763" table:style-name="ce1">
            <text:p>2763</text:p>
          </table:table-cell>
          <table:table-cell office:value-type="float" office:value="2563.5" table:style-name="ce1">
            <text:p>2563.5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3" table:style-name="ce1">
            <text:p>3</text:p>
          </table:table-cell>
          <table:table-cell office:value-type="float" office:value="2.2000000000000002" table:style-name="ce1">
            <text:p>2.2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3" table:style-name="ce1">
            <text:p>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766" table:style-name="ce1">
            <text:p>2766</text:p>
          </table:table-cell>
          <table:table-cell office:value-type="float" office:value="2565.6999999999998" table:style-name="ce1">
            <text:p>2565.7</text:p>
          </table:table-cell>
          <table:table-cell office:value-type="float" office:value="8766406.8300000001" table:style-name="ce1">
            <text:p>8766406.83</text:p>
          </table:table-cell>
          <table:table-cell office:value-type="float" office:value="135431.98000000001" table:style-name="ce1">
            <text:p>135431.98</text:p>
          </table:table-cell>
          <table:table-cell office:value-type="float" office:value="432.5" table:style-name="ce1">
            <text:p>432.5</text:p>
          </table:table-cell>
          <table:table-cell office:value-type="float" office:value="15741.23" table:style-name="ce1">
            <text:p>15741.23</text:p>
          </table:table-cell>
          <table:table-cell office:value-type="float" office:value="1858002.61" table:style-name="ce1">
            <text:p>1858002.61</text:p>
          </table:table-cell>
          <table:table-cell office:value-type="float" office:value="755378.47" table:style-name="ce1">
            <text:p>755378.47</text:p>
          </table:table-cell>
          <table:table-cell office:value-type="float" office:value="11531393.619999999" table:style-name="ce1">
            <text:p>11531393.62</text:p>
          </table:table-cell>
          <table:table-cell office:value-type="float" office:value="22382.77" table:style-name="ce1">
            <text:p>22382.77</text:p>
          </table:table-cell>
          <table:table-cell office:value-type="float" office:value="0" table:style-name="ce1">
            <text:p>0</text:p>
          </table:table-cell>
          <table:table-cell office:value-type="float" office:value="22382.77" table:style-name="ce1">
            <text:p>22382.77</text:p>
          </table:table-cell>
          <table:table-cell office:value-type="float" office:value="11553776.390000001" table:style-name="ce1">
            <text:p>11553776.39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Independent Living Fund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Work and Pensions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National Employment Savings Trust Corporation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Work and Pensions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244" table:style-name="ce1">
            <text:p>244</text:p>
          </table:table-cell>
          <table:table-cell office:value-type="float" office:value="239" table:style-name="ce1">
            <text:p>239</text:p>
          </table:table-cell>
          <table:table-cell office:value-type="float" office:value="244" table:style-name="ce1">
            <text:p>244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263" table:style-name="ce1">
            <text:p>263</text:p>
          </table:table-cell>
          <table:table-cell office:value-type="float" office:value="253" table:style-name="ce1">
            <text:p>253</text:p>
          </table:table-cell>
          <table:table-cell office:value-type="float" office:value="1147633" table:style-name="ce1">
            <text:p>1147633</text:p>
          </table:table-cell>
          <table:table-cell office:value-type="float" office:value="2592" table:style-name="ce1">
            <text:p>2592</text:p>
          </table:table-cell>
          <table:table-cell office:value-type="float" office:value="3538" table:style-name="ce1">
            <text:p>3538</text:p>
          </table:table-cell>
          <table:table-cell office:value-type="float" office:value="237" table:style-name="ce1">
            <text:p>237</text:p>
          </table:table-cell>
          <table:table-cell office:value-type="float" office:value="91280" table:style-name="ce1">
            <text:p>91280</text:p>
          </table:table-cell>
          <table:table-cell office:value-type="float" office:value="135363" table:style-name="ce1">
            <text:p>135363</text:p>
          </table:table-cell>
          <table:table-cell office:value-type="float" office:value="1380643" table:style-name="ce1">
            <text:p>1380643</text:p>
          </table:table-cell>
          <table:table-cell office:value-type="float" office:value="115775.42" table:style-name="ce1">
            <text:p>115775.42</text:p>
          </table:table-cell>
          <table:table-cell office:value-type="float" office:value="18936" table:style-name="ce1">
            <text:p>18936</text:p>
          </table:table-cell>
          <table:table-cell office:value-type="float" office:value="134711.42000000001" table:style-name="ce1">
            <text:p>134711.42</text:p>
          </table:table-cell>
          <table:table-cell office:value-type="float" office:value="1515354.42" table:style-name="ce1">
            <text:p>1515354.42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Disabled People's Employment Corporation GB Ltd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Work and Pensions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The Pensions Advisory Service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Work and Pensions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44" table:style-name="ce1">
            <text:p>44</text:p>
          </table:table-cell>
          <table:table-cell office:value-type="float" office:value="41.256999999999998" table:style-name="ce1">
            <text:p>41.257</text:p>
          </table:table-cell>
          <table:table-cell office:value-type="float" office:value="44" table:style-name="ce1">
            <text:p>44</text:p>
          </table:table-cell>
          <table:table-cell office:value-type="float" office:value="41.256999999999998" table:style-name="ce1">
            <text:p>41.25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45.256999999999998" table:style-name="ce1">
            <text:p>45.257</text:p>
          </table:table-cell>
          <table:table-cell office:value-type="float" office:value="139388.04" table:style-name="ce1">
            <text:p>139388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278.14" table:style-name="ce1">
            <text:p>28278.14</text:p>
          </table:table-cell>
          <table:table-cell office:value-type="float" office:value="11861.9" table:style-name="ce1">
            <text:p>11861.9</text:p>
          </table:table-cell>
          <table:table-cell office:value-type="float" office:value="179528.08" table:style-name="ce1">
            <text:p>179528.08</text:p>
          </table:table-cell>
          <table:table-cell office:value-type="float" office:value="6721.79" table:style-name="ce1">
            <text:p>6721.79</text:p>
          </table:table-cell>
          <table:table-cell office:value-type="float" office:value="15552.72" table:style-name="ce1">
            <text:p>15552.72</text:p>
          </table:table-cell>
          <table:table-cell office:value-type="float" office:value="22274.51" table:style-name="ce1">
            <text:p>22274.51</text:p>
          </table:table-cell>
          <table:table-cell office:value-type="float" office:value="201802.59" table:style-name="ce1">
            <text:p>201802.59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The Pensions Regulator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Work and Pensions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494" table:style-name="ce1">
            <text:p>494</text:p>
          </table:table-cell>
          <table:table-cell office:value-type="float" office:value="478" table:style-name="ce1">
            <text:p>478</text:p>
          </table:table-cell>
          <table:table-cell office:value-type="float" office:value="494" table:style-name="ce1">
            <text:p>494</text:p>
          </table:table-cell>
          <table:table-cell office:value-type="float" office:value="478" table:style-name="ce1">
            <text:p>478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516" table:style-name="ce1">
            <text:p>516</text:p>
          </table:table-cell>
          <table:table-cell office:value-type="float" office:value="500" table:style-name="ce1">
            <text:p>500</text:p>
          </table:table-cell>
          <table:table-cell office:value-type="float" office:value="2262644" table:style-name="ce1">
            <text:p>2262644</text:p>
          </table:table-cell>
          <table:table-cell office:value-type="float" office:value="6402" table:style-name="ce1">
            <text:p>6402</text:p>
          </table:table-cell>
          <table:table-cell office:value-type="float" office:value="67300" table:style-name="ce1">
            <text:p>67300</text:p>
          </table:table-cell>
          <table:table-cell office:value-type="float" office:value="4543" table:style-name="ce1">
            <text:p>4543</text:p>
          </table:table-cell>
          <table:table-cell office:value-type="float" office:value="427108" table:style-name="ce1">
            <text:p>427108</text:p>
          </table:table-cell>
          <table:table-cell office:value-type="float" office:value="215284" table:style-name="ce1">
            <text:p>215284</text:p>
          </table:table-cell>
          <table:table-cell office:value-type="float" office:value="2983281" table:style-name="ce1">
            <text:p>2983281</text:p>
          </table:table-cell>
          <table:table-cell office:value-type="float" office:value="170119.02" table:style-name="ce1">
            <text:p>170119.02</text:p>
          </table:table-cell>
          <table:table-cell office:value-type="float" office:value="22500" table:style-name="ce1">
            <text:p>22500</text:p>
          </table:table-cell>
          <table:table-cell office:value-type="float" office:value="192619.02" table:style-name="ce1">
            <text:p>192619.02</text:p>
          </table:table-cell>
          <table:table-cell office:value-type="float" office:value="3175900.02" table:style-name="ce1">
            <text:p>3175900.02</text:p>
          </table:table-cell>
          <table:table-cell table:number-columns-repeated="16344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DWP workforce management information, January 2016</dc:title>
    <meta:initial-creator/>
    <dc:creator/>
    <meta:creation-date>2016-02-26T10:31:32Z</meta:creation-date>
    <dc:date>2016-02-26T10:31:32Z</dc:date>
  </office:meta>
</office:document-meta>
</file>